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 submitButton=document.getElementById("submitButton");</text:p>
      <text:p text:style-name="Standard"/>
      <text:p text:style-name="Standard">function submit(){</text:p>
      <text:p text:style-name="Standard"><text:s text:c="4"/>let inputYear=document.getElementById("Year");</text:p>
      <text:p text:style-name="Standard"><text:s text:c="4"/>let inputYearValue=inputYear.value;</text:p>
      <text:p text:style-name="Standard"><text:s text:c="4"/>let inputSub=document.getElementsByName("subject");</text:p>
      <text:p text:style-name="Standard"><text:s text:c="4"/>var selectedSub='';</text:p>
      <text:p text:style-name="Standard"><text:s text:c="4"/>for(var i=0;i&lt;inputSub.length;i++)</text:p>
      <text:p text:style-name="Standard"><text:s text:c="4"/>{</text:p>
      <text:p text:style-name="Standard"><text:s text:c="7"/>if(inputSub[i].checked)</text:p>
      <text:p text:style-name="Standard"><text:s text:c="7"/>{</text:p>
      <text:p text:style-name="Standard"><text:s text:c="9"/>selectedSub=inputSub[i].value;</text:p>
      <text:p text:style-name="Standard"><text:s text:c="7"/>}</text:p>
      <text:p text:style-name="Standard"><text:s text:c="4"/>}</text:p>
      <text:p text:style-name="Standard"><text:s text:c="4"/>if(inputYearValue===''||( inputYearValue!=='2018' &amp;&amp; inputYearValue!=='2019' &amp;&amp; inputYearValue!=='2020' &amp;&amp; inputYearValue!=='2021'&amp;&amp; inputYearValue!=='2022')){</text:p>
      <text:p text:style-name="Standard"><text:s text:c="8"/>alert('Enter valid year');</text:p>
      <text:p text:style-name="Standard"><text:s text:c="8"/>return;</text:p>
      <text:p text:style-name="Standard"><text:s text:c="4"/>}</text:p>
      <text:p text:style-name="Standard"><text:s text:c="4"/>if(selectedSub==='')</text:p>
      <text:p text:style-name="Standard"><text:s text:c="4"/>{</text:p>
      <text:p text:style-name="Standard"><text:s text:c="8"/>alert('Click on any Subject');</text:p>
      <text:p text:style-name="Standard"><text:s text:c="8"/>return;</text:p>
      <text:p text:style-name="Standard"><text:s text:c="4"/>}</text:p>
      <text:p text:style-name="Standard"><text:s text:c="4"/>if(inputYearValue==='2020')</text:p>
      <text:p text:style-name="Standard"><text:s text:c="4"/>{</text:p>
      <text:p text:style-name="Standard"><text:s text:c="6"/>alert('Exams have been cancelled in 2020 due to pandemic');</text:p>
      <text:p text:style-name="Standard"><text:s text:c="6"/>return;</text:p>
      <text:p text:style-name="Standard"><text:s text:c="4"/>}</text:p>
      <text:p text:style-name="Standard"><text:s text:c="3"/>else if(inputYearValue==='2018' &amp;&amp; selectedSub==='Telugu')</text:p>
      <text:p text:style-name="Standard"><text:s text:c="3"/>{</text:p>
      <text:p text:style-name="Standard"><text:s text:c="5"/>document.getElementById("submitButton").setAttribute("href","https://drive.google.com/file/d/1TCRHP-4CQcbPx5eQacfHUdw2Bx9gLPEt/view?usp=share_link");</text:p>
      <text:p text:style-name="Standard"><text:s text:c="3"/>}</text:p>
      <text:p text:style-name="Standard"><text:s text:c="4"/>else if(inputYearValue==='2018' &amp;&amp; selectedSub==='Hindi')</text:p>
      <text:p text:style-name="Standard"><text:s text:c="3"/>{</text:p>
      <text:p text:style-name="Standard"><text:s text:c="4"/>document.getElementById("submitButton").setAttribute("href","https://drive.google.com/file/d/18fagEse1ts34TjwM37OhsDfIsnJuVvGE/view?usp=share_link");</text:p>
      <text:p text:style-name="Standard"><text:s text:c="4"/>}</text:p>
      <text:p text:style-name="Standard"><text:s text:c="4"/>else if(inputYearValue==='2018' &amp;&amp; selectedSub==='English')</text:p>
      <text:p text:style-name="Standard"><text:s text:c="4"/>{</text:p>
      <text:p text:style-name="Standard"><text:s text:c="5"/>document.getElementById("submitButton").setAttribute("href","https://drive.google.com/file/d/1312T3J1xOoBsJmu6OE9_szITNUz452FH/view?usp=share_link");</text:p>
      <text:p text:style-name="Standard"><text:s text:c="5"/>}</text:p>
      <text:p text:style-name="Standard"><text:s text:c="5"/>else if(inputYearValue==='2018' &amp;&amp; selectedSub==='Maths')</text:p>
      <text:p text:style-name="Standard"><text:s text:c="5"/>{</text:p>
      <text:p text:style-name="Standard"><text:s text:c="6"/>document.getElementById("submitButton").setAttribute("href","https://drive.google.com/file/d/18XcG4KRsj1NZmpqPspQqCHa4kud2DJAL/view?usp=share_link");</text:p>
      <text:p text:style-name="Standard"><text:s text:c="4"/>}</text:p>
      <text:p text:style-name="Standard"><text:s text:c="4"/>else if(inputYearValue==='2018' &amp;&amp; selectedSub==='Physics')</text:p>
      <text:p text:style-name="Standard"><text:s text:c="4"/>{</text:p>
      <text:p text:style-name="Standard"><text:soft-page-break/><text:s text:c="5"/>document.getElementById("submitButton").setAttribute("href","https://drive.google.com/file/d/1fcVv30_SNTX9jErgUyg_GKzDLRCoM--P/view?usp=share_link");</text:p>
      <text:p text:style-name="Standard"><text:s text:c="3"/>}</text:p>
      <text:p text:style-name="Standard"><text:s text:c="3"/>else if(inputYearValue==='2018' &amp;&amp; selectedSub==='Biology')</text:p>
      <text:p text:style-name="Standard"><text:s text:c="5"/>{</text:p>
      <text:p text:style-name="Standard"><text:s text:c="6"/>document.getElementById("submitButton").setAttribute("href","https://drive.google.com/file/d/1FLeu7aMORwHn0h183iNcKzHgltkiwxTd/view?usp=share_link");</text:p>
      <text:p text:style-name="Standard"><text:s text:c="4"/>}</text:p>
      <text:p text:style-name="Standard"><text:s text:c="4"/>else if(inputYearValue==='2018' &amp;&amp; selectedSub==='Social')</text:p>
      <text:p text:style-name="Standard"><text:s text:c="5"/>{</text:p>
      <text:p text:style-name="Standard"><text:s text:c="6"/>document.getElementById("submitButton").setAttribute("href","https://drive.google.com/file/d/1e1dV2dtyNFeThIvea_Nra7PzTI3d78jF/view?usp=share_link");</text:p>
      <text:p text:style-name="Standard"><text:s text:c="4"/>}</text:p>
      <text:p text:style-name="Standard"><text:s text:c="4"/>else if(inputYearValue==='2019' &amp;&amp; selectedSub==='Telugu')</text:p>
      <text:p text:style-name="Standard"><text:s text:c="3"/>{</text:p>
      <text:p text:style-name="Standard"><text:s text:c="5"/>document.getElementById("submitButton").setAttribute("href","https://drive.google.com/file/d/11FcKMzKZoKQP8Q6SqTol27swtGDoKLKK/view?usp=share_link");</text:p>
      <text:p text:style-name="Standard"><text:s text:c="3"/>}</text:p>
      <text:p text:style-name="Standard"><text:s text:c="4"/>else if(inputYearValue==='2019' &amp;&amp; selectedSub==='Hindi')</text:p>
      <text:p text:style-name="Standard"><text:s text:c="3"/>{</text:p>
      <text:p text:style-name="Standard"><text:s text:c="4"/>document.getElementById("submitButton").setAttribute("href","https://drive.google.com/file/d/1ZPlbOKmuxwSQjKwaTT4xE7gAlFA7uU89/view?usp=share_link");</text:p>
      <text:p text:style-name="Standard"><text:s text:c="4"/>}</text:p>
      <text:p text:style-name="Standard"><text:s text:c="4"/>else if(inputYearValue==='2019' &amp;&amp; selectedSub==='English')</text:p>
      <text:p text:style-name="Standard"><text:s text:c="4"/>{</text:p>
      <text:p text:style-name="Standard"><text:s text:c="5"/>document.getElementById("submitButton").setAttribute("href","https://drive.google.com/file/d/1CPBLIGJrnu8WXTUbODceZf6-KgQzleZX/view?usp=share_link");</text:p>
      <text:p text:style-name="Standard"><text:s text:c="5"/>}</text:p>
      <text:p text:style-name="Standard"><text:s text:c="5"/>else if(inputYearValue==='2019' &amp;&amp; selectedSub==='Maths')</text:p>
      <text:p text:style-name="Standard"><text:s text:c="5"/>{</text:p>
      <text:p text:style-name="Standard"><text:s text:c="6"/>document.getElementById("submitButton").setAttribute("href","https://drive.google.com/file/d/1sdKP1eBXOvHg4CDUgJrUlkt817PthBkZ/view?usp=share_link");</text:p>
      <text:p text:style-name="Standard"><text:s text:c="4"/>}</text:p>
      <text:p text:style-name="Standard"><text:s text:c="4"/>else if(inputYearValue==='2019' &amp;&amp; selectedSub==='Physics')</text:p>
      <text:p text:style-name="Standard"><text:s text:c="4"/>{</text:p>
      <text:p text:style-name="Standard"><text:s text:c="5"/>document.getElementById("submitButton").setAttribute("href","https://drive.google.com/file/d/1966wKbI7mxPYH-BFX_F5x-h74vIzJLMQ/view?usp=share_link");</text:p>
      <text:p text:style-name="Standard"><text:s text:c="3"/>}</text:p>
      <text:p text:style-name="Standard"><text:s text:c="3"/>else if(inputYearValue==='2019' &amp;&amp; selectedSub==='Biology')</text:p>
      <text:p text:style-name="Standard"><text:s text:c="5"/>{</text:p>
      <text:p text:style-name="Standard"><text:s text:c="6"/>document.getElementById("submitButton").setAttribute("href","https://drive.google.com/file/d/1fInigREGN3lLpoMcr3rMPiYwPxQR3jwd/view?usp=share_link");</text:p>
      <text:p text:style-name="Standard"><text:s text:c="4"/>}</text:p>
      <text:p text:style-name="Standard"><text:s text:c="4"/>else if(inputYearValue==='2019' &amp;&amp; selectedSub==='Social')</text:p>
      <text:p text:style-name="Standard"><text:s text:c="5"/>{</text:p>
      <text:p text:style-name="Standard"><text:s text:c="6"/>document.getElementById("submitButton").setAttribute("href","https://drive.google.com/file/d/1KU30QhwsTMFgg6VYbFrYhFDeQ7YCtUai/view?usp=share_link");</text:p>
      <text:p text:style-name="Standard"><text:s text:c="4"/>}</text:p>
      <text:p text:style-name="Standard"><text:s text:c="4"/>else if(inputYearValue==='2021' &amp;&amp; selectedSub==='Telugu')</text:p>
      <text:p text:style-name="Standard"><text:s text:c="3"/>{</text:p>
      <text:p text:style-name="Standard"><text:s text:c="5"/>document.getElementById("submitButton").setAttribute("href","https://drive.google.com/file/d/1AR4V0ZX9D7nMrWqjiVFt8jwHozUs65_k/view?usp=share_link");</text:p>
      <text:p text:style-name="Standard"><text:soft-page-break/><text:s text:c="3"/>}</text:p>
      <text:p text:style-name="Standard"><text:s text:c="4"/>else if(inputYearValue==='2021' &amp;&amp; selectedSub==='Hindi')</text:p>
      <text:p text:style-name="Standard"><text:s text:c="3"/>{</text:p>
      <text:p text:style-name="Standard"><text:s text:c="4"/>document.getElementById("submitButton").setAttribute("href","https://drive.google.com/file/d/1AXGk-omZV3EqBaLKTdUaQV4rZPQM_2Uf/view?usp=share_link");</text:p>
      <text:p text:style-name="Standard"><text:s text:c="4"/>}</text:p>
      <text:p text:style-name="Standard"><text:s text:c="4"/>else if(inputYearValue==='2021' &amp;&amp; selectedSub==='English')</text:p>
      <text:p text:style-name="Standard"><text:s text:c="4"/>{</text:p>
      <text:p text:style-name="Standard"><text:s text:c="5"/>document.getElementById("submitButton").setAttribute("href","https://drive.google.com/file/d/1A_KQo7QS516av8m6NG5Mm8gIpjp-sN0r/view?usp=share_link");</text:p>
      <text:p text:style-name="Standard"><text:s text:c="5"/>}</text:p>
      <text:p text:style-name="Standard"><text:s text:c="5"/>else if(inputYearValue==='2021' &amp;&amp; selectedSub==='Maths')</text:p>
      <text:p text:style-name="Standard"><text:s text:c="5"/>{</text:p>
      <text:p text:style-name="Standard"><text:s text:c="6"/>document.getElementById("submitButton").setAttribute("href","https://drive.google.com/file/d/1Agg_0eZ5ipeh_HSk3QJ1fZpfyPx4Q56V/view?usp=share_link");</text:p>
      <text:p text:style-name="Standard"><text:s text:c="4"/>}</text:p>
      <text:p text:style-name="Standard"><text:s text:c="4"/>else if(inputYearValue==='2021' &amp;&amp; selectedSub==='Physics')</text:p>
      <text:p text:style-name="Standard"><text:s text:c="4"/>{</text:p>
      <text:p text:style-name="Standard"><text:s text:c="5"/>document.getElementById("submitButton").setAttribute("href","https://drive.google.com/file/d/1B-GevLYHfRiCUIxfKK6sPtJIvPphIt0c/view?usp=share_link");</text:p>
      <text:p text:style-name="Standard"><text:s text:c="3"/>}</text:p>
      <text:p text:style-name="Standard"><text:s text:c="3"/>else if(inputYearValue==='2021' &amp;&amp; selectedSub==='Biology')</text:p>
      <text:p text:style-name="Standard"><text:s text:c="5"/>{</text:p>
      <text:p text:style-name="Standard"><text:s text:c="6"/>document.getElementById("submitButton").setAttribute("href","https://drive.google.com/file/d/1B68luweGjR3s_xZV7lKl3yPH8AH9qNHB/view?usp=share_link");</text:p>
      <text:p text:style-name="Standard"><text:s text:c="4"/>}</text:p>
      <text:p text:style-name="Standard"><text:s text:c="4"/>else if(inputYearValue==='2021' &amp;&amp; selectedSub==='Social')</text:p>
      <text:p text:style-name="Standard"><text:s text:c="5"/>{</text:p>
      <text:p text:style-name="Standard"><text:s text:c="6"/>document.getElementById("submitButton").setAttribute("href","https://drive.google.com/file/d/1BFU5SNv_vr0VhM9z9RELTgTKcl8A85Al/view?usp=share_link");</text:p>
      <text:p text:style-name="Standard"><text:s text:c="4"/>}</text:p>
      <text:p text:style-name="Standard"><text:s text:c="4"/>else if(inputYearValue==='2022' &amp;&amp; selectedSub==='Telugu')</text:p>
      <text:p text:style-name="Standard"><text:s text:c="3"/>{</text:p>
      <text:p text:style-name="Standard"><text:s text:c="5"/>document.getElementById("submitButton").setAttribute("href","https://drive.google.com/file/d/1AOnrYtn0U0XtlZa2Fd4fkGJ56EUkDjEg/view?usp=share_link");</text:p>
      <text:p text:style-name="Standard"><text:s text:c="3"/>}</text:p>
      <text:p text:style-name="Standard"><text:s text:c="4"/>else if(inputYearValue==='2022' &amp;&amp; selectedSub==='Hindi')</text:p>
      <text:p text:style-name="Standard"><text:s text:c="3"/>{</text:p>
      <text:p text:style-name="Standard"><text:s text:c="4"/>document.getElementById("submitButton").setAttribute("href","https://drive.google.com/file/d/1AT8ijb8vjXFDowet1eBzmbujerKS8hWr/view?usp=share_link");</text:p>
      <text:p text:style-name="Standard"><text:s text:c="4"/>}</text:p>
      <text:p text:style-name="Standard"><text:s text:c="4"/>else if(inputYearValue==='2022' &amp;&amp; selectedSub==='English')</text:p>
      <text:p text:style-name="Standard"><text:s text:c="4"/>{</text:p>
      <text:p text:style-name="Standard"><text:s text:c="5"/>document.getElementById("submitButton").setAttribute("href","https://drive.google.com/file/d/1AYahjHwPvVLbwEiGOsqqd-_YBbK9CWZ4/view?usp=share_link");</text:p>
      <text:p text:style-name="Standard"><text:s text:c="5"/>}</text:p>
      <text:p text:style-name="Standard"><text:s text:c="5"/>else if(inputYearValue==='2022' &amp;&amp; selectedSub==='Maths')</text:p>
      <text:p text:style-name="Standard"><text:s text:c="5"/>{</text:p>
      <text:p text:style-name="Standard"><text:s text:c="6"/>document.getElementById("submitButton").setAttribute("href","https://drive.google.com/file/d/1AdWa8skQhvQoeDPclQotp_na82hRrbFj/view?usp=share_link");</text:p>
      <text:p text:style-name="Standard"><text:s text:c="4"/>}</text:p>
      <text:p text:style-name="Standard"><text:s text:c="4"/>else if(inputYearValue==='2022' &amp;&amp; selectedSub==='Physics')</text:p>
      <text:p text:style-name="Standard"><text:soft-page-break/><text:s text:c="4"/>{</text:p>
      <text:p text:style-name="Standard"><text:s text:c="5"/>document.getElementById("submitButton").setAttribute("href","https://drive.google.com/file/d/1B-4_ZSyekKrgBMQPpT6kAX2ExIqKrEzR/view?usp=share_link");</text:p>
      <text:p text:style-name="Standard"><text:s text:c="3"/>}</text:p>
      <text:p text:style-name="Standard"><text:s text:c="3"/>else if(inputYearValue==='2022' &amp;&amp; selectedSub==='Biology')</text:p>
      <text:p text:style-name="Standard"><text:s text:c="5"/>{</text:p>
      <text:p text:style-name="Standard"><text:s text:c="6"/>document.getElementById("submitButton").setAttribute("href","https://drive.google.com/file/d/1B25_eO0JPz0lajRphp1gNR6h2u5nWMTc/view?usp=share_link");</text:p>
      <text:p text:style-name="Standard"><text:s text:c="4"/>}</text:p>
      <text:p text:style-name="Standard"><text:s text:c="4"/>else if(inputYearValue==='2022' &amp;&amp; selectedSub==='Social')</text:p>
      <text:p text:style-name="Standard"><text:s text:c="5"/>{</text:p>
      <text:p text:style-name="Standard"><text:s text:c="6"/>document.getElementById("submitButton").setAttribute("href","https://drive.google.com/file/d/1BBoU9dT_2b5hHDmHVv1WjVezTf1STYAx/view?usp=share_link");</text:p>
      <text:p text:style-name="Standard"><text:s text:c="4"/>}</text:p>
      <text:p text:style-name="Standard">}</text:p>
      <text:p text:style-name="Standard"/>
      <text:p text:style-name="Standard">submitButton.onclick=function(){</text:p>
      <text:p text:style-name="Standard"><text:s text:c="4"/>submit(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11:55:10.498416467</meta:creation-date>
    <dc:date>2023-02-21T11:55:46.787344081</dc:date>
    <meta:editing-duration>PT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143" meta:word-count="256" meta:character-count="7184" meta:non-whitespace-character-count="6451"/>
  </office:meta>
</office:document-meta>
</file>